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list-style-name="L2">
      <style:paragraph-properties fo:text-align="start" style:justify-single-word="false"/>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lackjack Trials</text:p>
      <text:p text:style-name="P1"/>
      <text:list xml:id="list2022658385895294995" text:style-name="L1">
        <text:list-header>
          <text:p text:style-name="P3"/>
        </text:list-header>
      </text:list>
      <text:list xml:id="list6007180981065000308" text:style-name="L2">
        <text:list-item>
          <text:p text:style-name="P4">How does the number of rounds of blackjack impact the win rates of all agents?</text:p>
        </text:list-item>
        <text:list-item>
          <text:p text:style-name="P4">Is there a number of blackjack rounds among the four trial variables that is more efficient than the others?</text:p>
        </text:list-item>
        <text:list-item>
          <text:p text:style-name="P4">How did the agents' win rates compare to each other in the blackjack trials?</text:p>
        </text:list-item>
      </text:list>
      <text:p text:style-name="P2"/>
      <text:p text:style-name="P2"><text:tab/>Testing the influence that the number of blackjack rounds had on an agent's win rate was performed with the Monte Carlo agent using the 50 simulations model for 100 data points of blackjack simulations. The number of blackjack trials tested were 250, 500, 1000 and 2000 trials. These trials were performed with one deck to isolate the impact of blackjack trials on win rate. <text:s/>As there was no meaningfully significant variance between the Monte Carlo hard/soft agents, only the hard agent was used for the blackjack trials. During the trials, there were no significant differences between the Random hard/soft agents, so only the hard agent was used for comparisons. There were no significant differences between the Basic hard/soft agents with the exception that the soft agent possessed larger standard deviations at smaller numbers of trials but somewhat tighter deviations at larger numbers of trials. The differences in standard deviations is likely due to two outlier win rates observed during data collection, although they appear to have no significant impact on win rates.</text:p>
      <text:p text:style-name="P2"><text:tab/>Between all variations in the number of trials for a given agent, all agents followed similar patterns, namely that win rates were not impacted significantly based on the difference in number of trials. Simulations with 250 trials held drastically higher variance across all agents while that variance fell sharply at 500 trial simulations. Beyond 500 trials, however, the standard deviation would lower but contribute no further impact on the average win rate.</text:p>
      <text:p text:style-name="P2"><text:tab/>Random agents were able to attain approximately a 40.6% win rate. The Basic agents performed the best with an approximately 60.5% win rate, while the Monte Carlo agents were close behind with an approximate 58.5% win rate, a difference of around 2%. At 500+ trials however, the Monte Carlo method had a lower standard deviation suggesting that the agent would perform at this win rate more consistently compared to the Basic agent. It's important to note that for these simulations win rate refers to the total number of round wins, with split hand rewarding portions of a round's value. This metric is used to measure and compare the Basic strategy and Monte Carlo agents more readily, and these values will be higher than the average win rates across all hands as a whole. <text:line-break/><text:line-break/></text:p>
      <text:p text:style-name="P2">(Note: This could be worth expanding research in the future because it would allow casinos a way to measure player win rates and compare them with the consistent agent. A player who would be playing consistently at the higher rates of Basic playing could be an indication of cheating. While a Basic bot may play faster, this potential application of MC agents could potentially improve game integrity with minimal overhead and should be worth investigating.)</text:p>
      <text:p text:style-name="P2"/>
      <text:p text:style-name="P2">[Insert Charts and Graph stuff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7M1S</meta:editing-duration>
    <meta:editing-cycles>20</meta:editing-cycles>
    <meta:generator>OpenOffice/4.0.1$Win32 OpenOffice.org_project/401m5$Build-9714</meta:generator>
    <dc:date>2015-06-28T12:07:07.52</dc:date>
    <dc:creator>Jon Collins</dc:creator>
    <meta:document-statistic meta:table-count="0" meta:image-count="0" meta:object-count="0" meta:page-count="1" meta:paragraph-count="9" meta:word-count="511" meta:character-count="3096"/>
    <meta:user-defined meta:name="Info 1"/>
    <meta:user-defined meta:name="Info 2"/>
    <meta:user-defined meta:name="Info 3"/>
    <meta:user-defined meta:name="Info 4"/>
  </office:meta>
</office:document-meta>
</file>